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6F0000005D77C8794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text-properties style:font-name="Arial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1" style:font-size-asian="10.5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2" text:outline-level="2"/>
      <table:table table:name="Tabla7" table:style-name="Tabla7">
        <table:table-column table:style-name="Tabla7.A"/>
        <table:table-row>
          <table:table-cell table:style-name="Tabla7.A1" office:value-type="string">
            <text:h text:style-name="Heading_20_3" text:outline-level="3">U.T. Nº3: <text:span text:style-name="T3">Instalación y manejo de sistemas de gestión de aprendizaje a distancia</text:span></text:h>
          </table:table-cell>
        </table:table-row>
        <table:table-row>
          <table:table-cell table:style-name="Tabla7.A2" office:value-type="string">
            <text:h text:style-name="Heading_20_5" text:outline-level="5">Horas: 18</text:h>
          </table:table-cell>
        </table:table-row>
        <table:table-row>
          <table:table-cell table:style-name="Tabla7.A2" office:value-type="string">
            <text:h text:style-name="Heading_20_5" text:outline-level="5">Criterios de evaluación</text:h>
          </table:table-cell>
        </table:table-row>
        <table:table-row>
          <table:table-cell table:style-name="Tabla7.A2" office:value-type="string">
            <text:p text:style-name="Text_20_body">a) Se ha reconocido la estructura del sitio y la jerarquía de directorios generada. </text:p>
            <text:p text:style-name="Text_20_body">b) Se han realizado modificaciones en la estética o aspecto del sitio. </text:p>
            <text:p text:style-name="Text_20_body">c) Se han manipulado y generado perfiles personalizados. </text:p>
            <text:p text:style-name="Text_20_body">d) Se ha comprobado la funcionalidad de las comunicaciones mediante foros, consultas, entre otros. </text:p>
            <text:p text:style-name="Text_20_body">e) Se han importado y exportado contenidos en distintos formatos. </text:p>
            <text:p text:style-name="Text_20_body">f) Se han realizado copias de seguridad y restauraciones. </text:p>
            <text:p text:style-name="Text_20_body">g) Se han realizado informes de acceso y utilización del sitio. </text:p>
            <text:p text:style-name="Text_20_body">h) Se ha comprobado la seguridad del sitio. </text:p>
          </table:table-cell>
        </table:table-row>
        <table:table-row>
          <table:table-cell table:style-name="Tabla7.A2" office:value-type="string">
            <text:h text:style-name="Heading_20_5" text:outline-level="5">Contenidos soporte</text:h>
          </table:table-cell>
        </table:table-row>
        <table:table-row>
          <table:table-cell table:style-name="Tabla7.A2" office:value-type="string">
            <text:p text:style-name="Text_20_body">Definición y características de los sistemas de gestión de aprendizaje a distancia </text:p>
          </table:table-cell>
        </table:table-row>
        <table:table-row>
          <table:table-cell table:style-name="Tabla7.A2" office:value-type="string">
            <text:h text:style-name="Heading_20_5" text:outline-level="5">Contenidos organizadores:</text:h>
          </table:table-cell>
        </table:table-row>
        <table:table-row>
          <table:table-cell table:style-name="Tabla7.A2" office:value-type="string">
            <text:p text:style-name="Text_20_body">Instalación y configuración básica de los LMS.</text:p>
            <text:p text:style-name="Text_20_body">Personalización del <text:s/>entorno en los LMS</text:p>
            <text:p text:style-name="Text_20_body">Creación de categorías y cursos en los LMS</text:p>
            <text:p text:style-name="Text_20_body">Gestión de usuarios y grupos en los LMS</text:p>
            <text:p text:style-name="Text_20_body">Modos de autenticación de usuarios.</text:p>
            <text:p text:style-name="Text_20_body">Instalación y configuración de módulos.</text:p>
            <text:p text:style-name="Text_20_body">Tareas de administración básica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Times New Roman" style:font-name-asian="Times New Roman" style:font-name-complex="Times New Roman"/>
    </style:style>
    <style:style style:name="WW8Num19z5" style:family="text">
      <style:text-properties style:font-name="Wingdings" style:font-name-complex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0.501cm" fo:text-indent="-0.499cm" fo:margin-left="1cm"/>
        </style:list-level-properties>
        <style:text-properties style:font-name="Symbol"/>
      </text:list-level-style-bullet>
      <text:list-level-style-bullet text:level="2" text:style-name="WW8Num19z1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text:bullet-char="-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Times New Roman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5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5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394cm" style:rel-column-width="9227*"/>
    </style:style>
    <style:style style:name="Tabla1.B" style:family="table-column">
      <style:table-column-properties style:column-width="14.607cm" style:rel-column-width="56308*"/>
    </style:style>
    <style:style style:name="Tabla1.A1" style:family="table-cell">
      <style:table-cell-properties fo:padding="0.097cm" fo:border-left="1pt solid #000000" fo:border-right="none" fo:border-top="1pt solid #000000" fo:border-bottom="1pt solid #000000"/>
    </style:style>
    <style:style style:name="Tabla1.B1" style:family="table-cell">
      <style:table-cell-properties fo:padding="0.097cm" fo:border="1pt solid #000000"/>
    </style:style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699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Standard"><draw:frame draw:style-name="Mfr1" draw:name="gráficos1" text:anchor-type="as-char" svg:y="-1.76cm" svg:width="1.974cm" svg:height="1.655cm" draw:z-index="0"><draw:image xlink:href="Pictures/100000000000006F0000005D77C8794E.png" xlink:type="simple" xlink:show="embed" xlink:actuate="onLoad"/></draw:frame></text:p>
            </table:table-cell>
            <table:table-cell table:style-name="Tabla1.B1" office:value-type="string">
              <text:p text:style-name="MP1">IES HARÍA. DEPARTAMENTO DE INFORMÁTICA</text:p>
              <text:p text:style-name="MP2"><text:span text:style-name="MT1">Ciclo formativo:</text:span> Sistemas Microinformáticos y Redes</text:p>
              <text:p text:style-name="MP2"><text:span text:style-name="MT1">Módulo: </text:span><text:span text:style-name="MT2">0228. Aplicaciones WEB</text:span> - APW</text:p>
              <text:p text:style-name="MP2"><text:span text:style-name="MT1">Curso:</text:span>2011-12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01-09T21:37:47</meta:creation-date>
    <dc:date>2012-01-24T17:20:04</dc:date>
    <dc:creator>ivan </dc:creator>
    <meta:editing-duration>PT38M15S</meta:editing-duration>
    <meta:editing-cycles>6</meta:editing-cycles>
    <meta:generator>LibreOffice/3.4$Linux LibreOffice_project/340m1$Build-402</meta:generator>
    <meta:printed-by>ivan </meta:printed-by>
    <meta:print-date>2012-01-24T17:20:00</meta:print-date>
    <meta:document-statistic meta:table-count="2" meta:image-count="1" meta:object-count="0" meta:page-count="1" meta:paragraph-count="26" meta:word-count="181" meta:character-count="1192" meta:non-whitespace-character-count="1025"/>
  </office:meta>
</office:document-meta>
</file>